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er-spde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aise-random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ise-a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03T19:09:29.703297503</dc:date>
    <meta:editing-duration>PT3H28M42S</meta:editing-duration>
    <meta:editing-cycles>14</meta:editing-cycles>
    <meta:generator>LibreOffice/7.3.7.2$Linux_X86_64 LibreOffice_project/30$Build-2</meta:generator>
    <meta:document-statistic meta:table-count="1" meta:cell-count="585" meta:object-count="0"/>
  </office:meta>
</office:document-meta>
</file>